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맑은 고딕" svg:font-family="'맑은 고딕'"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맑은 고딕1" svg:font-family="'맑은 고딕'" style:font-family-generic="system" style:font-pitch="variable"/>
  </office:font-face-decls>
  <office:automatic-styles>
    <style:style style:name="P1" style:family="paragraph" style:parent-style-name="Standard">
      <style:paragraph-properties>
        <style:tab-stops>
          <style:tab-stop style:position="1.5555in"/>
        </style:tab-stops>
      </style:paragraph-properties>
    </style:style>
    <style:style style:name="P2" style:family="paragraph" style:parent-style-name="Standard">
      <style:text-properties officeooo:rsid="00091d1c" officeooo:paragraph-rsid="000513c1"/>
    </style:style>
    <style:style style:name="P3" style:family="paragraph" style:parent-style-name="Standard">
      <style:text-properties fo:color="#000000" style:font-name="FreeSans" fo:font-size="11pt" officeooo:rsid="00091d1c" officeooo:paragraph-rsid="000513c1" style:font-size-asian="11pt" style:font-size-complex="11pt"/>
    </style:style>
    <style:style style:name="P4" style:family="paragraph" style:parent-style-name="Standard" style:master-page-name="Standard">
      <style:paragraph-properties style:page-number="auto"/>
    </style:style>
    <style:style style:name="P5" style:family="paragraph" style:parent-style-name="Standard">
      <style:paragraph-properties fo:margin-left="0in" fo:margin-right="0in" fo:text-indent="0in" style:auto-text-indent="false"/>
      <style:text-properties fo:color="#000000" style:font-name="FreeSans" fo:font-size="11pt" officeooo:rsid="00091d1c" officeooo:paragraph-rsid="000513c1" style:font-size-asian="11pt" style:font-size-complex="11pt"/>
    </style:style>
    <style:style style:name="P6" style:family="paragraph" style:parent-style-name="Standard">
      <style:paragraph-properties fo:margin-left="0in" fo:margin-right="0in" fo:text-indent="0in" style:auto-text-indent="false"/>
      <style:text-properties fo:color="#000000" officeooo:paragraph-rsid="000513c1"/>
    </style:style>
    <style:style style:name="P7" style:family="paragraph" style:parent-style-name="List_20_Paragraph" style:list-style-name="WWNum1"/>
    <style:style style:name="P8" style:family="paragraph" style:parent-style-name="List_20_Paragraph">
      <style:paragraph-properties fo:margin-left="0.8335in" fo:margin-right="0in" fo:text-indent="0in" style:auto-text-indent="false"/>
    </style:style>
    <style:style style:name="P9" style:family="paragraph" style:parent-style-name="List_20_Paragraph">
      <style:paragraph-properties fo:margin-left="0in" fo:margin-right="0in" fo:text-indent="0in" style:auto-text-indent="false"/>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06994f" style:font-size-asian="12pt" style:font-name-complex="Times New Roman1" style:font-size-complex="12pt"/>
    </style:style>
    <style:style style:name="T4" style:family="text">
      <style:text-properties style:font-name="Times New Roman" fo:font-size="12pt" officeooo:rsid="0007ac52" style:font-size-asian="12pt" style:font-name-complex="Times New Roman1" style:font-size-complex="12pt"/>
    </style:style>
    <style:style style:name="T5" style:family="text">
      <style:text-properties style:font-name="Times New Roman" fo:font-size="12pt" officeooo:rsid="00093999" style:font-size-asian="12pt" style:font-name-complex="Times New Roman1" style:font-size-complex="12pt"/>
    </style:style>
    <style:style style:name="T6" style:family="text">
      <style:text-properties style:font-name="Times New Roman" fo:font-size="12pt" officeooo:rsid="000c42b5" style:font-size-asian="12pt" style:font-name-complex="Times New Roman1" style:font-size-complex="12pt"/>
    </style:style>
    <style:style style:name="T7" style:family="text">
      <style:text-properties style:font-name="Times New Roman" fo:font-size="12pt" officeooo:rsid="000da175" style:font-size-asian="12pt" style:font-name-complex="Times New Roman1" style:font-size-complex="12pt"/>
    </style:style>
    <style:style style:name="T8" style:family="text">
      <style:text-properties fo:color="#4472c4" style:font-name="Times New Roman" fo:font-size="12pt" style:font-size-asian="12pt" style:font-name-complex="Times New Roman1" style:font-size-complex="12pt"/>
    </style:style>
    <style:style style:name="T9" style:family="text">
      <style:text-properties fo:color="#4472c4" style:font-name="Times New Roman" fo:font-size="12pt" officeooo:rsid="0007ac52" style:font-size-asian="12pt" style:font-name-complex="Times New Roman1" style:font-size-complex="12pt"/>
    </style:style>
    <style:style style:name="T10" style:family="text">
      <style:text-properties officeooo:rsid="000b4882"/>
    </style:style>
    <style:style style:name="T11" style:family="text">
      <style:text-properties fo:color="#000000" style:font-name="FreeSans" fo:font-size="11pt" style:font-size-asian="11pt" style:font-size-complex="11pt"/>
    </style:style>
    <style:style style:name="T12" style:family="text">
      <style:text-properties fo:color="#000000" style:font-name="FreeSans" fo:font-size="11pt" officeooo:rsid="000975c0" style:font-size-asian="11pt" style:font-size-complex="11pt"/>
    </style:style>
    <style:style style:name="T13" style:family="text">
      <style:text-properties fo:color="#000000" style:font-name="FreeSans" fo:font-size="11pt" officeooo:rsid="000b4882" style:font-size-asian="11pt" style:font-size-complex="11pt"/>
    </style:style>
    <style:style style:name="T14" style:family="text">
      <style:text-properties style:font-name="FreeSans" fo:font-size="11pt" officeooo:rsid="0006994f" style:font-size-asian="11pt" style:font-name-complex="Times New Roman1" style:font-size-complex="11pt"/>
    </style:style>
    <style:style style:name="T15" style:family="text">
      <style:text-properties style:font-name-complex="Times New Roman1"/>
    </style:style>
    <style:style style:name="T16" style:family="text">
      <style:text-properties officeooo:rsid="000e8945" style:font-name-complex="Times New Roman1"/>
    </style:style>
    <style:style style:name="T17" style:family="text">
      <style:text-properties officeooo:rsid="0006994f"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S408 Project Document</text:span></text:p>
      <text:p text:style-name="Standard"><text:span text:style-name="T2">Due: 10/05 09:00</text:span></text:p>
      <text:p text:style-name="Standard"><text:span text:style-name="T2">Team Project Name: </text:span></text:p>
      <text:p text:style-name="P1"><text:span text:style-name="T2">Team Members: , ,</text:span></text:p>
      <text:list xml:id="list7664475001884697705" text:style-name="WWNum1">
        <text:list-item>
          <text:p text:style-name="P7"><text:span text:style-name="T8">Project Overview</text:span></text:p>
          <text:list>
            <text:list-item>
              <text:p text:style-name="P7"><text:span text:style-name="T8">Motivation</text:span></text:p>
            </text:list-item>
          </text:list>
        </text:list-item>
      </text:list>
      <text:p text:style-name="P8"><text:span text:style-name="T8">This section should provide a brief statement of the motivation of this project. The motivation shall include contents like market survey, stakeholder analysis, and expected benefits.</text:span></text:p>
      <text:p text:style-name="P8"><text:span text:style-name="T8"/></text:p>
      <text:p text:style-name="P2"><text:tab/><text:span text:style-name="T11">Instant messaging services usually implies giving your conversation data to the service provider, with </text:span><text:span text:style-name="T12">absolutely </text:span><text:span text:style-name="T11">no control on </text:span><text:span text:style-name="T12">it</text:span><text:span text:style-name="T11">. Although this can practical for some reasons, this is sometime useless and inefficient. </text:span><text:span text:style-name="T13">Whattsapp, KakaoTalk and Telegram for example forces the user to send the messages to their server, this could be avoided. </text:span><text:span text:style-name="T11">Indeed, when two people are connected, these two may want to talk directly to each other without </text:span><text:span text:style-name="T12">allowing an eventual eavesdropper from the provider to spy on the discussion.</text:span></text:p>
      <text:p text:style-name="P3"><text:tab/><text:span text:style-name="T10">Nowadays there are services specifically designed to solve this privacy problem. Nevertheless they lack the convenience of the other ones, for example letting two people send messages to each other even when one is disconnected.</text:span></text:p>
      <text:p text:style-name="P3"><text:tab/><text:span text:style-name="T10">The problem is therefore to let the users choose between convenience and privacy, when they have the choice. If one person is disconnected, the other user should be able to decide either to wait until he connects, or to send him a message that will be stored in the provider’s server to permit the message to be delivered. And when these two people are connected, they should be able to avoid sending their messages via the provider’s server, and therefore having a private conversation.</text:span></text:p>
      <text:p text:style-name="P5"><text:span text:style-name="T15"><text:tab/></text:span><text:span text:style-name="T16">Therefore we think that a service that not only encrypts messages but also avoid unnecessary data collection </text:span><text:span text:style-name="T17">needs to be developed.</text:span></text:p>
      <text:p text:style-name="P6"><text:span text:style-name="T14"><text:tab/>Moreover, conference features lacks in modern instant messaging application. The possibility to prioritise messages, download a summary, or letting the group edit a common document are ideas that can be profitable for group chats.</text:span></text:p>
      <text:p text:style-name="P6"><text:span text:style-name="T3"/></text:p>
      <text:p text:style-name="P6"><text:span text:style-name="T3"><text:tab/></text:span><text:span text:style-name="T4">I as a connected human, enjoy having conversations with people on my computer or smarthphone via internet. Nevertheless, I always have to switch between different application to get what I want for this specific chat. I use Skype for calling my parents, knowing how bad privacy is with this service, WhattsApp/KakaoTalk for text chats, and Tox when I want to talk with privacy. </text:span><text:span text:style-name="T5">That’s why an app that could let me do that with also more options for conferences would be appreciable.</text:span></text:p>
      <text:p text:style-name="P6"><text:span text:style-name="T3"><text:tab/></text:span><text:span text:style-name="T6">Giving each people to use an app that provides all of this and open-source will help people saving time and free their mind from each other specific app. </text:span><text:span text:style-name="T7">Our system could also </text:span><text:soft-page-break/><text:span text:style-name="T7">be implemented on other platforms like iOS for portability.</text:span></text:p>
      <text:list xml:id="list141537340187959" text:continue-numbering="true" text:style-name="WWNum1">
        <text:list-item>
          <text:list>
            <text:list-item>
              <text:p text:style-name="P7"><text:span text:style-name="T8">Problem Statement</text:span></text:p>
            </text:list-item>
          </text:list>
        </text:list-item>
      </text:list>
      <text:p text:style-name="P8"><text:span text:style-name="T8">This section should provide specific explanation of the problem your project is dealing. This part shall include the problem scenario which is derived from the motivation section, existing solutions that address the problem, and remaining problems.</text:span></text:p>
      <text:p text:style-name="P9"><text:span text:style-name="T8"><text:tab/></text:span><text:span text:style-name="T9">The main problem </text:span></text:p>
      <text:list xml:id="list141538134157593" text:continue-numbering="true" text:style-name="WWNum1">
        <text:list-item>
          <text:list>
            <text:list-item>
              <text:p text:style-name="P7"><text:span text:style-name="T8">Goal Statement</text:span></text:p>
            </text:list-item>
          </text:list>
        </text:list-item>
      </text:list>
      <text:p text:style-name="P8"><text:span text:style-name="T8">This section should provide a brief statement of what you expect to accomplish as a result of this project. This section should highlight what is and is not included in the scope of the project and provide in what form the tackled problem will be addressed. Project Management Plan</text:span></text:p>
      <text:list xml:id="list141538599786717" text:continue-numbering="true" text:style-name="WWNum1">
        <text:list-item>
          <text:list>
            <text:list-item>
              <text:p text:style-name="P7"><text:span text:style-name="T8">Overall Plan</text:span></text:p>
            </text:list-item>
          </text:list>
        </text:list-item>
      </text:list>
      <text:p text:style-name="P8"><text:span text:style-name="T8">This section should define the time period over which the project will occur. The contents should include the pre-fixed milestones (MOSP and EOSP) and additional milestones (requirements inspection, design inspection, or code review) that your team chose according to the software development lifecycle.</text:span></text:p>
      <text:list xml:id="list141537692584688" text:continue-numbering="true" text:style-name="WWNum1">
        <text:list-item>
          <text:list>
            <text:list-item>
              <text:p text:style-name="P7"><text:span text:style-name="T8">Schedule and Task Management Plan</text:span></text:p>
            </text:list-item>
          </text:list>
        </text:list-item>
      </text:list>
      <text:p text:style-name="P8"><text:span text:style-name="T8">This section should include a description of the actual tasks which the project will require and the strategy of how would they be managed. The tasks are refined from the milestones. This should include what tasks need to be completed in order for successful completion of this project and how the task workloads are split among the team members. Utilization of Gantt chart, work breakdown structure, or PERT chart is recommended.</text:span></text:p>
      <text:list xml:id="list141539035292473" text:continue-numbering="true" text:style-name="WWNum1">
        <text:list-item>
          <text:list>
            <text:list-item>
              <text:p text:style-name="P7"><text:span text:style-name="T8">Final Deliverables</text:span></text:p>
            </text:list-item>
          </text:list>
        </text:list-item>
      </text:list>
      <text:p text:style-name="P8"><text:span text:style-name="T8">This section defines the deliverables resulting from this project. This section should include a description of final deliverables and brief plan to produce them (such as demo plan).</text:span></text:p>
      <text:list xml:id="list141537601213369" text:continue-numbering="true" text:style-name="WWNum1">
        <text:list-item>
          <text:list>
            <text:list-item>
              <text:p text:style-name="P7"><text:span text:style-name="T8">Internal Roles</text:span></text:p>
            </text:list-item>
          </text:list>
        </text:list-item>
      </text:list>
      <text:p text:style-name="P8"><text:span text:style-name="T8">This section should provide a table that shows what roles are required for the project and which member would take the role.</text:span></text:p>
      <text:list xml:id="list141537802960941" text:continue-numbering="true" text:style-name="WWNum1">
        <text:list-item>
          <text:p text:style-name="P7"><text:span text:style-name="T8">Software Requirements Specification</text:span></text:p>
          <text:list>
            <text:list-item>
              <text:p text:style-name="P7"><text:span text:style-name="T8">Use Case Diagram</text:span></text:p>
            </text:list-item>
          </text:list>
        </text:list-item>
      </text:list>
      <text:p text:style-name="P8"><text:span text:style-name="T8">This section is of the use case diagram of the product. A use case defines a goal-oriented set of interactions between the external actors and the system under consideration. The section should provide a use case diagram which will encapsulate the entire system and all possible actors.</text:span></text:p>
      <text:list xml:id="list141539104238158" text:continue-numbering="true" text:style-name="WWNum1">
        <text:list-item>
          <text:list>
            <text:list-item>
              <text:p text:style-name="P7"><text:soft-page-break/><text:span text:style-name="T8">Use Case Description</text:span></text:p>
            </text:list-item>
          </text:list>
        </text:list-item>
      </text:list>
      <text:p text:style-name="P8"><text:span text:style-name="T8">This section is the direct continuation of the previous section. The section should provide detailed use case descriptions of what every use case is (with a unique ID for each use case), who are the actors in your diagram via use case scenarios.</text:span></text:p>
      <text:list xml:id="list141538753633870" text:continue-numbering="true" text:style-name="WWNum1">
        <text:list-item>
          <text:list>
            <text:list-item>
              <text:p text:style-name="P7"><text:span text:style-name="T8">Functional Requirements</text:span></text:p>
            </text:list-item>
          </text:list>
        </text:list-item>
      </text:list>
      <text:p text:style-name="P8"><text:span text:style-name="T8">This section should provide functional requirements of the product. Functional requirements capture the intended behavior of the system. This behavior may be expressed as services, tasks or functions the system is required to perform. In this section, you should list in detail the different product functions with specific explanations regarding every function. The requirements should be correct, unambiguous, complete, consistent, prioritized, quantifiable (measurable), and assigned to a unique ID.</text:span></text:p>
      <text:list xml:id="list141537214330185" text:continue-numbering="true" text:style-name="WWNum1">
        <text:list-item>
          <text:list>
            <text:list-item>
              <text:p text:style-name="P7"><text:span text:style-name="T8">Software Quality Attributes</text:span></text:p>
            </text:list-item>
          </text:list>
        </text:list-item>
      </text:list>
      <text:p text:style-name="P8"><text:span text:style-name="T8">This section should 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text:p>
      <text:list xml:id="list141537091472241" text:continue-numbering="true" text:style-name="WWNum1">
        <text:list-item>
          <text:list>
            <text:list-item>
              <text:p text:style-name="P7"><text:span text:style-name="T8">User Interface Requirements</text:span></text:p>
            </text:list-item>
          </text:list>
        </text:list-item>
      </text:list>
      <text:p text:style-name="P8"><text:span text:style-name="T8">This section describes the logical characteristics of each interface between the software product and the users. This may include sample screen images, and GUI standards or product family style guides that are to be followed, screen layout constraints, standard buttons and functions (e.g., Cancel) that will appear on every screen, error message display standards, and so on. Define the software components for which a user interface is needed.</text:span></text:p>
      <text:list xml:id="list141537691407822" text:continue-numbering="true" text:style-name="WWNum1">
        <text:list-item>
          <text:list>
            <text:list-item>
              <text:p text:style-name="P7"><text:span text:style-name="T8">Software Interface Requirements</text:span></text:p>
            </text:list-item>
          </text:list>
        </text:list-item>
      </text:list>
      <text:p text:style-name="P8"><text:span text:style-name="T8">This section describes the connections between this product and other specific software components (name and version), including databases, operating systems (Windows? Linux? Android? iOS? Etc…), tools, libraries, and integrated commercial components. Identify the data items or messages coming into the system and going out and describe the purpose of each. Describe the services needed and the nature of communications. Identify data that will be shared across software components. If the data sharing mechanism must be implemented in a specific way (for example, use of a global data area in a multitasking operating system), specify this as an implementation constraint.</text:span></text:p>
      <text:list xml:id="list141537840622344" text:continue-numbering="true" text:style-name="WWNum1">
        <text:list-item>
          <text:list>
            <text:list-item>
              <text:p text:style-name="P7"><text:span text:style-name="T8">Design and Implementation Constraints</text:span></text:p>
            </text:list-item>
          </text:list>
        </text:list-item>
      </text:list>
      <text:p text:style-name="P8"><text:span text:style-name="T8">This section describes any items or issues that will limit the options available to the developers. These might include: hardware limitations (timing requirements, </text:span><text:soft-page-break/><text:span text:style-name="T8">memory requirements); legal requirements; interfaces to other applications; specific technologies, tools, and databases to be used; parallel operations; language requirements; communications protocols; security considerations; design conventions or programming standards.</text:span></text:p>
      <text:list xml:id="list141538093580517" text:continue-numbering="true" text:style-name="WWNum1">
        <text:list-item>
          <text:p text:style-name="P7"><text:span text:style-name="T8">Software Architecture Design</text:span></text:p>
          <text:list>
            <text:list-item>
              <text:p text:style-name="P7"><text:span text:style-name="T8">Context Diagram</text:span></text:p>
            </text:list-item>
          </text:list>
        </text:list-item>
      </text:list>
      <text:p text:style-name="P8"><text:span text:style-name="T8">This section should provide a diagram of how your system will interact with external components (in which ‘context’ the system will be operated). The section should also include brief descriptions of what the external components are and how the interfaces are constructed.</text:span></text:p>
      <text:list xml:id="list141539107966413" text:continue-numbering="true" text:style-name="WWNum1">
        <text:list-item>
          <text:list>
            <text:list-item>
              <text:p text:style-name="P7"><text:span text:style-name="T8">Overall Architecture</text:span></text:p>
            </text:list-item>
          </text:list>
        </text:list-item>
      </text:list>
      <text:p text:style-name="P8"><text:span text:style-name="T8">This section is about developing a modular program structure and explain the relationships between the modules to achieve the complete functionality of the system. The representation should be in both the diagram and according descriptions. This is a high level overview of how responsibilities of the system were partitioned and then assigned to subsystems. Identify each high level subsystem and the roles or responsibilities assigned to it. Describe how these subsystems collaborate with each other in order to achieve the desired functionality. The main purpose is to gain a general understanding of how and why the system was decomposed, and how the individual parts work together. Provide a diagram showing the major subsystems and data repositories and their interconnections and describe th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맑은 고딕" svg:font-family="'맑은 고딕'"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page"/>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555in" fo:margin-right="0in" fo:text-indent="0in" style:auto-text-indent="false"/>
    </style:style>
    <style:style style:name="Head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ListLabel_20_1" style:display-name="ListLabel 1" style:family="text">
      <style:text-properties style:font-name-asian="맑은 고딕1" style:font-family-asian="'맑은 고딕'" style:font-family-generic-asian="system" style:font-pitch-asian="variable" style:font-name-complex="F"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111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3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1.9445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2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7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28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278in" fo:margin-left="0.833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78in" fo:margin-left="1.1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78in" fo:margin-left="1.389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fo:text-indent="-0.278in" fo:margin-left="1.666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fo:text-indent="-0.278in" fo:margin-left="1.9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78in" fo:margin-left="2.22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278in" fo:margin-left="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fo:text-indent="-0.278in" fo:margin-left="2.77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장종인</meta:initial-creator>
    <meta:editing-cycles>13</meta:editing-cycles>
    <meta:creation-date>2016-09-22T15:30:00</meta:creation-date>
    <dc:date>2016-09-27T14:15:36.973161274</dc:date>
    <meta:editing-duration>P1DT22H45M26S</meta:editing-duration>
    <meta:generator>LibreOffice/5.1.5.2$Linux_X86_64 LibreOffice_project/10$Build-2</meta:generator>
    <meta:document-statistic meta:table-count="0" meta:image-count="0" meta:object-count="0" meta:page-count="4" meta:paragraph-count="47" meta:word-count="1348" meta:character-count="8802" meta:non-whitespace-character-count="7510"/>
    <meta:user-defined meta:name="AppVersion">16.0000</meta:user-defined>
    <meta:user-defined meta:name="Company">SPIR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